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officeooo:rsid="000a2678" officeooo:paragraph-rsid="000a2678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text-properties officeooo:rsid="000a2678" officeooo:paragraph-rsid="000a2678"/>
    </style:style>
    <style:style style:name="P4" style:family="paragraph" style:parent-style-name="Preformatted_20_Text">
      <style:text-properties officeooo:rsid="000b8540" officeooo:paragraph-rsid="000b8540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rsid="000b8540" officeooo:paragraph-rsid="000b8540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rsid="000cccb9" officeooo:paragraph-rsid="000cccb9"/>
    </style:style>
    <style:style style:name="P8" style:family="paragraph" style:parent-style-name="Preformatted_20_Text">
      <style:text-properties officeooo:rsid="000a2678" officeooo:paragraph-rsid="000a2678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a2678"/>
    </style:style>
    <style:style style:name="T2" style:family="text">
      <style:text-properties officeooo:rsid="000a2678"/>
    </style:style>
    <style:style style:name="T3" style:family="text">
      <style:text-properties officeooo:rsid="000b8540"/>
    </style:style>
    <style:style style:name="T4" style:family="text">
      <style:text-properties officeooo:rsid="000dfede"/>
    </style:style>
  </office:automatic-styles>
  <office:body>
    <office:text text:use-soft-page-breaks="true">
      <office:forms form:automatic-focus="false" form:apply-design-mode="false"/>
      <text:tracked-changes>
        <text:changed-region xml:id="ct94221686348320" text:id="ct94221686348320">
          <text:insertion>
            <office:change-info>
              <dc:creator>Patrick Durusau</dc:creator>
              <dc:date>2021-03-06T20:24:24</dc:date>
            </office:change-info>
          </text:insertion>
        </text:changed-region>
        <text:changed-region xml:id="ct94221686326192" text:id="ct94221686326192">
          <text:insertion>
            <office:change-info>
              <dc:creator>Patrick Durusau</dc:creator>
              <dc:date>2021-03-06T20:25:00</dc:date>
            </office:change-info>
          </text:insertion>
        </text:changed-region>
        <text:changed-region xml:id="ct94221686322352" text:id="ct94221686322352">
          <text:deletion>
            <office:change-info>
              <dc:creator>Patrick Durusau</dc:creator>
              <dc:date>2021-03-06T20:25:31</dc:date>
            </office:change-info>
            <text:p text:style-name="Preformatted_20_Text">create an open, XML-based file format</text:p>
            <text:p text:style-name="Preformatted_20_Text">specification for office applications.</text:p>
          </text:deletion>
        </text:changed-region>
        <text:changed-region xml:id="ct94221698074704" text:id="ct94221698074704">
          <text:insertion>
            <office:change-info>
              <dc:creator>Unknown Author</dc:creator>
              <dc:date>2021-03-11T07:34:20</dc:date>
            </office:change-info>
          </text:insertion>
        </text:changed-region>
        <text:changed-region xml:id="ct94221686391952" text:id="ct94221686391952">
          <text:insertion>
            <office:change-info>
              <dc:creator>Patrick Durusau</dc:creator>
              <dc:date>2021-03-06T20:26:12</dc:date>
            </office:change-info>
          </text:insertion>
        </text:changed-region>
        <text:changed-region xml:id="ct94221686391616" text:id="ct94221686391616">
          <text:deletion>
            <office:change-info>
              <dc:creator>Patrick Durusau</dc:creator>
              <dc:date>2021-03-06T20:27:03</dc:date>
            </office:change-info>
            <text:p text:style-name="P1">The resulting file format must meet the following requirements:</text:p>
          </text:deletion>
        </text:changed-region>
        <text:changed-region xml:id="ct94221686392640" text:id="ct94221686392640">
          <text:deletion>
            <office:change-info>
              <dc:creator>Patrick Durusau</dc:creator>
              <dc:date>2021-03-06T20:27:20</dc:date>
            </office:change-info>
            <text:p text:style-name="Preformatted_20_Text">it must </text:p>
          </text:deletion>
        </text:changed-region>
        <text:changed-region xml:id="ct94221686393792" text:id="ct94221686393792">
          <text:deletion>
            <office:change-info>
              <dc:creator>Patrick Durusau</dc:creator>
              <dc:date>2021-03-06T20:27:29</dc:date>
            </office:change-info>
            <text:p text:style-name="Preformatted_20_Text">it must </text:p>
          </text:deletion>
        </text:changed-region>
        <text:changed-region xml:id="ct94221686394544" text:id="ct94221686394544">
          <text:insertion>
            <office:change-info>
              <dc:creator>Patrick Durusau</dc:creator>
              <dc:date>2021-03-06T20:27:59</dc:date>
            </office:change-info>
          </text:insertion>
        </text:changed-region>
        <text:changed-region xml:id="ct94221686393232" text:id="ct94221686393232">
          <text:insertion>
            <office:change-info>
              <dc:creator>Patrick Durusau</dc:creator>
              <dc:date>2021-03-06T20:28:04</dc:date>
            </office:change-info>
          </text:insertion>
        </text:changed-region>
        <text:changed-region xml:id="ct94221686392352" text:id="ct94221686392352">
          <text:deletion>
            <office:change-info>
              <dc:creator>Patrick Durusau</dc:creator>
              <dc:date>2021-03-06T20:29:04</dc:date>
            </office:change-info>
            <text:p text:style-name="Preformatted_20_Text"><text:span text:style-name="T1">it must retain high-level information suitable for editing the document,</text:span></text:p>
          </text:deletion>
        </text:changed-region>
        <text:changed-region xml:id="ct94221686398336" text:id="ct94221686398336">
          <text:deletion>
            <office:change-info>
              <dc:creator>Patrick Durusau</dc:creator>
              <dc:date>2021-03-06T20:29:47</dc:date>
            </office:change-info>
            <text:p text:style-name="Preformatted_20_Text">4. it must be friendly to transformations using XSLT or similar</text:p>
            <text:p text:style-name="Preformatted_20_Text">XML-based languages or tools,</text:p>
          </text:deletion>
        </text:changed-region>
        <text:changed-region xml:id="ct94221686399232" text:id="ct94221686399232">
          <text:deletion>
            <office:change-info>
              <dc:creator>Patrick Durusau</dc:creator>
              <dc:date>2021-03-06T20:30:00</dc:date>
            </office:change-info>
            <text:p text:style-name="Preformatted_20_Text">5. it should keep the document's content and layout information separate</text:p>
            <text:p text:style-name="Preformatted_20_Text">such that they can be processed independently of each other, and</text:p>
          </text:deletion>
        </text:changed-region>
        <text:changed-region xml:id="ct94221686400576" text:id="ct94221686400576">
          <text:insertion>
            <office:change-info>
              <dc:creator>Patrick Durusau</dc:creator>
              <dc:date>2021-03-06T20:31:00</dc:date>
            </office:change-info>
          </text:insertion>
        </text:changed-region>
        <text:changed-region xml:id="ct94221686400048" text:id="ct94221686400048">
          <text:deletion>
            <office:change-info>
              <dc:creator>Patrick Durusau</dc:creator>
              <dc:date>2021-03-06T20:30:58</dc:date>
            </office:change-info>
            <text:p text:style-name="Preformatted_20_Text"><text:span text:style-name="T1">6.</text:span></text:p>
          </text:deletion>
        </text:changed-region>
        <text:changed-region xml:id="ct94221686398656" text:id="ct94221686398656">
          <text:deletion>
            <office:change-info>
              <dc:creator>Patrick Durusau</dc:creator>
              <dc:date>2021-03-06T20:30:45</dc:date>
            </office:change-info>
            <text:p text:style-name="Preformatted_20_Text">it </text:p>
          </text:deletion>
        </text:changed-region>
        <text:changed-region xml:id="ct94221686322048" text:id="ct94221686322048">
          <text:insertion>
            <office:change-info>
              <dc:creator>Patrick Durusau</dc:creator>
              <dc:date>2021-03-06T20:30:12</dc:date>
            </office:change-info>
          </text:insertion>
        </text:changed-region>
        <text:changed-region xml:id="ct94221685355168" text:id="ct94221685355168">
          <text:deletion>
            <office:change-info>
              <dc:creator>Patrick Durusau</dc:creator>
              <dc:date>2021-03-06T20:30:50</dc:date>
            </office:change-info>
            <text:p text:style-name="Preformatted_20_Text">hould 'borrow' from similar, existing standards wherever possible</text:p>
            <text:p text:style-name="Preformatted_20_Text">and permitted.</text:p>
          </text:deletion>
        </text:changed-region>
        <text:changed-region xml:id="ct94221686323808" text:id="ct94221686323808">
          <text:deletion>
            <office:change-info>
              <dc:creator>Patrick Durusau</dc:creator>
              <dc:date>2021-03-06T20:32:19</dc:date>
            </office:change-info>
            <text:p text:style-name="Preformatted_20_Text"><text:span text:style-name="T1">s</text:span></text:p>
          </text:deletion>
        </text:changed-region>
        <text:changed-region xml:id="ct94221686408544" text:id="ct94221686408544">
          <text:insertion>
            <office:change-info>
              <dc:creator>Patrick Durusau</dc:creator>
              <dc:date>2021-03-06T20:33:30</dc:date>
            </office:change-info>
          </text:insertion>
        </text:changed-region>
        <text:changed-region xml:id="ct94221686407888" text:id="ct94221686407888">
          <text:insertion>
            <office:change-info>
              <dc:creator>Patrick Durusau</dc:creator>
              <dc:date>2021-03-06T20:41:50</dc:date>
            </office:change-info>
          </text:insertion>
        </text:changed-region>
        <text:changed-region xml:id="ct94221686407264" text:id="ct94221686407264">
          <text:insertion>
            <office:change-info>
              <dc:creator>Patrick Durusau</dc:creator>
              <dc:date>2021-03-06T20:42:00</dc:date>
            </office:change-info>
          </text:insertion>
        </text:changed-region>
        <text:changed-region xml:id="ct94221686351344" text:id="ct94221686351344">
          <text:insertion>
            <office:change-info>
              <dc:creator>Patrick Durusau</dc:creator>
              <dc:date>2021-03-06T20:33:30</dc:date>
            </office:change-info>
          </text:insertion>
        </text:changed-region>
        <text:changed-region xml:id="ct94221686346352" text:id="ct94221686346352">
          <text:deletion>
            <office:change-info>
              <dc:creator>Patrick Durusau</dc:creator>
              <dc:date>2021-03-06T20:33:26</dc:date>
            </office:change-info>
            <text:p text:style-name="Preformatted_20_Text">Since the OpenOffice.org XML format specification was developed to meet</text:p>
            <text:p text:style-name="Preformatted_20_Text">these criteria and has proven its value in real life, this TC will use</text:p>
            <text:p text:style-name="Preformatted_20_Text">it as the basis for its work.</text:p>
          </text:deletion>
        </text:changed-region>
        <text:changed-region xml:id="ct94221686405840" text:id="ct94221686405840">
          <text:deletion>
            <office:change-info>
              <dc:creator>Patrick Durusau</dc:creator>
              <dc:date>2021-03-06T20:33:20</dc:date>
            </office:change-info>
            <text:p text:style-name="Preformatted_20_Text">A standard for office document processing and interchange will be of</text:p>
            <text:p text:style-name="Preformatted_20_Text">great utility to many users and software companies developing</text:p>
            <text:p text:style-name="Preformatted_20_Text">applications, and should be made available as soon as possible.</text:p>
            <text:p text:style-name="Preformatted_20_Text"/>
          </text:deletion>
        </text:changed-region>
        <text:changed-region xml:id="ct94221686409536" text:id="ct94221686409536">
          <text:deletion>
            <office:change-info>
              <dc:creator>Patrick Durusau</dc:creator>
              <dc:date>2021-03-06T20:32:59</dc:date>
            </office:change-info>
            <text:p text:style-name="Preformatted_20_Text">Thus, the work of this TC has been divided in two phases:</text:p>
            <text:p text:style-name="Preformatted_20_Text"/>
            <text:p text:style-name="Preformatted_20_Text">1. In the first phase, this TC has used proven and established</text:p>
            <text:p text:style-name="Preformatted_20_Text">constructs so that the resulting standard can satisfy the immediate</text:p>
            <text:p text:style-name="Preformatted_20_Text">needs of many users, as well as serve as a base for future, less</text:p>
            <text:p text:style-name="Preformatted_20_Text">restricted development. The work of this TC in the first phase has</text:p>
            <text:p text:style-name="Preformatted_20_Text">concentrated on the following areas:</text:p>
            <text:p text:style-name="Preformatted_20_Text"/>
            <text:p text:style-name="Preformatted_20_Text">1. establishing a mechanism and policy for extensions, preferably</text:p>
            <text:p text:style-name="Preformatted_20_Text">relying on XML namespaces,</text:p>
            <text:p text:style-name="Preformatted_20_Text"/>
            <text:p text:style-name="Preformatted_20_Text">2. establishing a set of 'core' elements and attributes to be supported</text:p>
            <text:p text:style-name="Preformatted_20_Text">by all implementations,</text:p>
            <text:p text:style-name="Preformatted_20_Text"/>
            <text:p text:style-name="Preformatted_20_Text">3. incorporating feedback from early adopters of the base specification</text:p>
            <text:p text:style-name="Preformatted_20_Text">and fixing technical problems that may have been uncovered,</text:p>
            <text:p text:style-name="Preformatted_20_Text"/>
            <text:p text:style-name="Preformatted_20_Text">4. ensuring that the resulting specification and documentation are</text:p>
            <text:p text:style-name="Preformatted_20_Text">consistent and of high quality.</text:p>
            <text:p text:style-name="Preformatted_20_Text"/>
            <text:p text:style-name="Preformatted_20_Text">The first phase was completed by delivering the OASIS Open Office</text:p>
            <text:p text:style-name="Preformatted_20_Text">Specification Committee Draft 1 on 20 March, 2004.</text:p>
            <text:p text:style-name="Preformatted_20_Text"/>
            <text:p text:style-name="Preformatted_20_Text">2. In the second phase, this TC will maintain the specification</text:p>
            <text:p text:style-name="Preformatted_20_Text">delivered in phase 1 and will extend it to encompass additional areas of</text:p>
            <text:p text:style-name="Preformatted_20_Text">applications or users, which may also include adapting the specification</text:p>
            <text:p text:style-name="Preformatted_20_Text">to recent developments in office applications.</text:p>
            <text:p text:style-name="Preformatted_20_Text"/>
          </text:deletion>
        </text:changed-region>
        <text:changed-region xml:id="ct94221686413728" text:id="ct94221686413728">
          <text:insertion>
            <office:change-info>
              <dc:creator>Patrick Durusau</dc:creator>
              <dc:date>2021-03-06T20:40:31</dc:date>
            </office:change-info>
          </text:insertion>
        </text:changed-region>
        <text:changed-region xml:id="ct94221686417632" text:id="ct94221686417632">
          <text:insertion>
            <office:change-info>
              <dc:creator>Patrick Durusau</dc:creator>
              <dc:date>2021-03-06T20:40:15</dc:date>
            </office:change-info>
          </text:insertion>
        </text:changed-region>
        <text:changed-region xml:id="ct94221686421296" text:id="ct94221686421296">
          <text:deletion>
            <office:change-info>
              <dc:creator>Patrick Durusau</dc:creator>
              <dc:date>2021-03-07T19:54:15</dc:date>
            </office:change-info>
            <text:p text:style-name="Preformatted_20_Text">DTDs/</text:p>
          </text:deletion>
        </text:changed-region>
        <text:changed-region xml:id="ct94221686413344" text:id="ct94221686413344">
          <text:deletion>
            <office:change-info>
              <dc:creator>Patrick Durusau</dc:creator>
              <dc:date>2021-03-07T19:54:24</dc:date>
            </office:change-info>
            <text:p text:style-name="Preformatted_20_Text">DTDs/</text:p>
          </text:deletion>
        </text:changed-region>
        <text:changed-region xml:id="ct94221686427056" text:id="ct94221686427056">
          <text:deletion>
            <office:change-info>
              <dc:creator>Patrick Durusau</dc:creator>
              <dc:date>2021-03-06T20:42:36</dc:date>
            </office:change-info>
            <text:p text:style-name="Preformatted_20_Text">The TC has delivered a first Committee Draft on 20 March, 2004.</text:p>
            <text:p text:style-name="Preformatted_20_Text"/>
            <text:p text:style-name="Preformatted_20_Text">The TC aims to deliver a second Committee Draft in November 2004 and</text:p>
            <text:p text:style-name="Preformatted_20_Text">aims to submit this Committee Draft for balloting by OASIS membership</text:p>
            <text:p text:style-name="Preformatted_20_Text">for OASIS standard status.</text:p>
            <text:p text:style-name="Preformatted_20_Text"/>
            <text:p text:style-name="Preformatted_20_Text">The TC aims to deliver additional Committee Drafts throughout the second</text:p>
            <text:p text:style-name="Preformatted_20_Text">phase every six months in March/September. If one of these Committee</text:p>
            <text:p text:style-name="Preformatted_20_Text">Drafts contains substantial changes from the last Committee Draft that</text:p>
            <text:p text:style-name="Preformatted_20_Text">has OASIS standard status, the TC shall submit this Committee Draft for</text:p>
            <text:p text:style-name="P2">balloting by OASIS membership for OASIS standard status.</text:p>
          </text:deletion>
        </text:changed-region>
        <text:changed-region xml:id="ct94221686428304" text:id="ct94221686428304">
          <text:insertion>
            <office:change-info>
              <dc:creator>Patrick Durusau</dc:creator>
              <dc:date>2021-03-06T20:42:37</dc:date>
            </office:change-info>
          </text:insertion>
        </text:changed-region>
        <text:changed-region xml:id="ct94221686430000" text:id="ct94221686430000">
          <text:insertion>
            <office:change-info>
              <dc:creator>Patrick Durusau</dc:creator>
              <dc:date>2021-03-06T20:43:00</dc:date>
            </office:change-info>
          </text:insertion>
        </text:changed-region>
        <text:changed-region xml:id="ct94221686410352" text:id="ct94221686410352">
          <text:insertion>
            <office:change-info>
              <dc:creator>Patrick Durusau</dc:creator>
              <dc:date>2021-03-06T20:44:3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tatement of Purpose</text:p>
      <text:p text:style-name="Preformatted_20_Text"/>
      <text:p text:style-name="Preformatted_20_Text">The purpose of this TC is to <text:change-start text:change-id="ct94221686348320"/><text:span text:style-name="T1">maintain and develop the OpenDocumentFormat (ODF) to meet the changing needs of office software for an </text:span><text:change-end text:change-id="ct94221686348320"/><text:change-start text:change-id="ct94221686326192"/><text:span text:style-name="T1">XML-based format for interchange. </text:span><text:change-end text:change-id="ct94221686326192"/><text:change text:change-id="ct94221686322352"/><text:change-start text:change-id="ct94221698074704"/><text:s/><text:change-end text:change-id="ct94221698074704"/></text:p>
      <text:p text:style-name="Preformatted_20_Text"/>
      <text:p text:style-name="P1"><text:change-start text:change-id="ct94221686391952"/>The Open Document Format (ODF) and its revisions must meet the following requirements: <text:change-end text:change-id="ct94221686391952"/><text:change text:change-id="ct94221686391616"/></text:p>
      <text:p text:style-name="Preformatted_20_Text"/>
      <text:p text:style-name="Preformatted_20_Text">1. <text:change text:change-id="ct94221686392640"/>be suitable for office documents containing text,</text:p>
      <text:p text:style-name="Preformatted_20_Text">spreadsheets, charts, and graphical documents,</text:p>
      <text:p text:style-name="Preformatted_20_Text"/>
      <text:p text:style-name="Preformatted_20_Text">2. <text:change text:change-id="ct94221686393792"/>be compatible with the W3C Extensible Markup Language (XML)</text:p>
      <text:p text:style-name="Preformatted_20_Text">v1.0 and W3C Namespaces in XML v1.0 specifications,</text:p>
      <text:p text:style-name="Preformatted_20_Text"/>
      <text:p text:style-name="Preformatted_20_Text">3. <text:change-start text:change-id="ct94221686394544"/><text:span text:style-name="T1">be </text:span><text:change-end text:change-id="ct94221686394544"/><text:change-start text:change-id="ct94221686393232"/><text:span text:style-name="T1">compatible, to the extent possible, with OOXML, ISO/IEC 29500, to promote seamless interchange between software systems,</text:span><text:change-end text:change-id="ct94221686393232"/><text:change text:change-id="ct94221686392352"/></text:p>
      <text:p text:style-name="Preformatted_20_Text"/>
      <text:p text:style-name="Preformatted_20_Text"><text:change text:change-id="ct94221686398336"/></text:p>
      <text:p text:style-name="Preformatted_20_Text"/>
      <text:p text:style-name="Preformatted_20_Text"><text:change text:change-id="ct94221686399232"/></text:p>
      <text:p text:style-name="Preformatted_20_Text"/>
      <text:p text:style-name="Preformatted_20_Text"><text:change-start text:change-id="ct94221686400576"/><text:span text:style-name="T1">4.</text:span><text:change-end text:change-id="ct94221686400576"/><text:change text:change-id="ct94221686400048"/> <text:change text:change-id="ct94221686398656"/><text:change-start text:change-id="ct94221686322048"/><text:span text:style-name="T1">re-use existing XML standards whenever possible and permitted. </text:span><text:change-end text:change-id="ct94221686322048"/><text:change text:change-id="ct94221685355168"/><text:change text:change-id="ct94221686323808"/></text:p>
      <text:p text:style-name="Preformatted_20_Text"/>
      <text:p text:style-name="Preformatted_20_Text">Scope</text:p>
      <text:p text:style-name="Preformatted_20_Text"/>
      <text:p text:style-name="P1"><text:change-start text:change-id="ct94221686408544"/>OpenDocumentFormat (ODF) <text:span text:style-name="T3">was adopted as an OASIS standard and submitted to ISO/IEC where it became ISO/IEC 26300. That standard forms the basis for the future development of OpenDocumentFormat. </text:span></text:p>
      <text:p text:style-name="P1"/>
      <text:p text:style-name="P4">In addition to maintenance of the existing committee specifications, the TC will specifically address:</text:p>
      <text:p text:style-name="P4"/>
      <text:p text:style-name="P4">1. Development of an interchangeable solution for change tracking, </text:p>
      <text:p text:style-name="P4"/>
      <text:p text:style-name="P4">Andreas – is there any interest in change tracking for spreadsheet? I<text:change-end text:change-id="ct94221686408544"/><text:change-start text:change-id="ct94221686407888"/>’m assuming only direct data entry and not <text:change-end text:change-id="ct94221686407888"/><text:change-start text:change-id="ct94221686407264"/>calculated changes are tracked. <text:change-end text:change-id="ct94221686407264"/><text:change-start text:change-id="ct94221686351344"/></text:p>
      <text:p text:style-name="P4"/>
      <text:p text:style-name="P4">2. <text:span text:style-name="T4">Development of a lossless XML format that retains non-supported features, even when edited by software incapable of supporting some features.</text:span></text:p>
      <text:p text:style-name="Preformatted_20_Text"/>
      <text:p text:style-name="Preformatted_20_Text"><text:change-end text:change-id="ct94221686351344"/><text:change text:change-id="ct94221686346352"/></text:p>
      <text:p text:style-name="Preformatted_20_Text"/>
      <text:p text:style-name="Preformatted_20_Text"><text:change text:change-id="ct94221686405840"/></text:p>
      <text:p text:style-name="Preformatted_20_Text"><text:change text:change-id="ct94221686409536"/></text:p>
      <text:p text:style-name="Preformatted_20_Text"><text:soft-page-break/>The work of this TC in the second phase will additionally allow for the</text:p>
      <text:p text:style-name="Preformatted_20_Text">following areas:</text:p>
      <text:p text:style-name="Preformatted_20_Text"/>
      <text:p text:style-name="Preformatted_20_Text">1. enabling additional areas of application,</text:p>
      <text:p text:style-name="Preformatted_20_Text"/>
      <text:p text:style-name="Preformatted_20_Text">2. exploring new or experimental ideas for office document</text:p>
      <text:p text:style-name="Preformatted_20_Text">representation, and</text:p>
      <text:p text:style-name="Preformatted_20_Text"><text:change-start text:change-id="ct94221686413728"/></text:p>
      <text:p text:style-name="P4">Francis, you expressed interest here. </text:p>
      <text:p text:style-name="Preformatted_20_Text"><text:change-end text:change-id="ct94221686413728"/></text:p>
      <text:p text:style-name="Preformatted_20_Text">3. extending the expressiveness of the format.</text:p>
      <text:p text:style-name="Preformatted_20_Text"/>
      <text:p text:style-name="Preformatted_20_Text">The TC intends to submit completed and approved work to other</text:p>
      <text:p text:style-name="Preformatted_20_Text">organizations in accordance with the OASIS Liaison Policy, and when</text:p>
      <text:p text:style-name="Preformatted_20_Text">doing so intends to continue responsibility for the maintenance of its</text:p>
      <text:p text:style-name="Preformatted_20_Text">specifications.<text:change-start text:change-id="ct94221686417632"/></text:p>
      <text:p text:style-name="Preformatted_20_Text"/>
      <text:p text:style-name="P4">Svante, do you have suggestions here?<text:change-end text:change-id="ct94221686417632"/></text:p>
      <text:p text:style-name="Preformatted_20_Text"/>
      <text:p text:style-name="Preformatted_20_Text">List of Deliverables</text:p>
      <text:p text:style-name="Preformatted_20_Text"/>
      <text:p text:style-name="Preformatted_20_Text">Each of the TC's phases will result in a Committee Specification that</text:p>
      <text:p text:style-name="Preformatted_20_Text">includes:</text:p>
      <text:p text:style-name="Preformatted_20_Text"/>
      <text:p text:style-name="Preformatted_20_Text">* a set of XML <text:change text:change-id="ct94221686421296"/>schemas setting the vocabulary, constraints and</text:p>
      <text:p text:style-name="Preformatted_20_Text">semantics of the file format in question, and</text:p>
      <text:p text:style-name="Preformatted_20_Text"/>
      <text:p text:style-name="Preformatted_20_Text">* a set of written specifications that describe the elements and</text:p>
      <text:p text:style-name="Preformatted_20_Text">attributes of the <text:change text:change-id="ct94221686413344"/>schemas in plain English.</text:p>
      <text:p text:style-name="Preformatted_20_Text"/>
      <text:p text:style-name="Preformatted_20_Text"><text:change text:change-id="ct94221686427056"/><text:change-start text:change-id="ct94221686428304"/></text:p>
      <text:p text:style-name="P2"><text:soft-page-break/></text:p>
      <text:p text:style-name="P6">Regina – should we commit ourselves to a schedule here? </text:p>
      <text:p text:style-name="P6"><text:change-end text:change-id="ct94221686428304"/><text:change-start text:change-id="ct94221686430000"/></text:p>
      <text:p text:style-name="P6">I don’t think any standards process moves quite the way Svante would like nor have I seen any implementors do the same. Check the last time patches were applied locally if you don’t want to take my word for it. </text:p>
      <text:p text:style-name="P7"><text:change-end text:change-id="ct94221686430000"/><text:change-start text:change-id="ct94221686410352"/>Suggestions? <text:change-end text:change-id="ct9422168641035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Durusau</meta:initial-creator>
    <meta:creation-date>2021-03-05T17:00:54.848821447</meta:creation-date>
    <dc:date>2021-03-11T07:34:21.379573112</dc:date>
    <meta:editing-duration>PT4H43M54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3" meta:paragraph-count="37" meta:word-count="383" meta:character-count="2467" meta:non-whitespace-character-count="2108"/>
  </office:meta>
</office:document-meta>
</file>